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01B6D855787A5E1C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Testing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erge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01B6D855787A5E1C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06:27:49.686723480</meta:creation-date>
    <meta:editing-duration>PT1M1S</meta:editing-duration>
    <meta:editing-cycles>2</meta:editing-cycles>
    <meta:generator>LibreOffice/6.0.7.3$Linux_X86_64 LibreOffice_project/00m0$Build-3</meta:generator>
    <dc:title>Beehive</dc:title>
    <dc:date>2020-09-07T06:28:50.338563598</dc:date>
    <meta:document-statistic meta:object-count="43"/>
  </office:meta>
</office:document-meta>
</file>